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4c6f" officeooo:paragraph-rsid="00144c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30T16:41:38.320585563</meta:creation-date>
    <dc:date>2021-12-30T16:43:35.900386097</dc:date>
    <meta:editing-duration>PT1M58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4.7.2$Linux_X86_64 LibreOffice_project/40$Build-2</meta:generator>
  </office:meta>
</office:document-meta>
</file>